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B000000C2B0995489FEFF89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276cm" fo:min-width="15.3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1.18cm" fo:min-width="6.485cm"/>
    </style:style>
    <style:style style:name="gr5" style:family="graphic" style:parent-style-name="standard">
      <style:graphic-properties fo:min-height="10.926cm"/>
    </style:style>
    <style:style style:name="gr6" style:family="graphic" style:parent-style-name="standard">
      <style:graphic-properties draw:textarea-vertical-align="middle" draw:auto-grow-height="false" fo:min-height="1.147cm" fo:min-width="4.834cm"/>
    </style:style>
    <style:style style:name="gr7" style:family="graphic" style:parent-style-name="standard">
      <style:graphic-properties draw:auto-grow-height="true" draw:auto-grow-width="false" fo:min-height="1.274cm" fo:min-width="0cm"/>
    </style:style>
    <style:style style:name="gr8" style:family="graphic" style:parent-style-name="text">
      <style:graphic-properties fo:min-height="6.989cm"/>
    </style:style>
    <style:style style:name="gr9" style:family="graphic" style:parent-style-name="wrongWord">
      <style:graphic-properties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7.526cm" svg:x="1.762cm" svg:y="3.0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62cm" svg:y1="4.302cm" svg:x2="17.637cm" svg:y2="4.302cm">
          <text:p/>
        </draw:line>
        <draw:frame draw:style-name="gr3" draw:text-style-name="P1" draw:layer="layout" svg:width="3.937cm" svg:height="1.267cm" svg:x="8.239cm" svg:y="3.035cm">
          <draw:image xlink:href="Pictures/100000000000025B000000C2B0995489FEFF894A.jpg" xlink:type="simple" xlink:show="embed" xlink:actuate="onLoad">
            <text:p/>
          </draw:image>
        </draw:frame>
        <draw:custom-shape draw:style-name="gr4" draw:text-style-name="P1" draw:layer="layout" svg:width="6.985cm" svg:height="11.43cm" svg:x="2.27cm" svg:y="4.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366cm" svg:height="11.176cm" svg:x="10.017cm" svg:y="5.064cm">
          <draw:text-box>
            <text:p>Leaderboard:</text:p>
            <text:p>---------------</text:p>
            <text:p>1) Devon: <text:tab/><text:tab/>89</text:p>
            <text:p>2) Margret: <text:tab/>83</text:p>
            <text:p>3) Alec: <text:tab/><text:tab/>72</text:p>
          </draw:text-box>
        </draw:frame>
        <draw:custom-shape draw:style-name="gr6" draw:text-style-name="P1" draw:layer="layout" svg:width="5.334cm" svg:height="1.397cm" svg:x="10.525cm" svg:y="17.129cm">
          <text:p text:style-name="P1">Reset</text:p>
          <draw:enhanced-geometry svg:viewBox="0 0 21600 21600" draw:type="rectangle" draw:enhanced-path="M 0 0 L 21600 0 21600 21600 0 21600 0 0 Z N"/>
        </draw:custom-shape>
        <draw:frame draw:style-name="gr7" draw:layer="layout" svg:width="5.207cm" svg:height="1.524cm" svg:x="3.159cm" svg:y="17.129cm">
          <draw:text-box>
            <text:p>Play Again</text:p>
          </draw:text-box>
        </draw:frame>
        <draw:frame draw:style-name="gr8" draw:layer="layout" svg:width="6.223cm" svg:height="8.783cm" svg:x="2.524cm" svg:y="5.064cm">
          <draw:text-box>
            <text:p>Word: <text:tab/><text:tab/>Points:</text:p>
            <text:p/>
            <text:p>Miles<text:tab/><text:tab/> <text:s text:c="2"/>6</text:p>
            <text:p/>
            <text:p>Pray<text:tab/><text:tab/> <text:s text:c="2"/>6</text:p>
            <text:p/>
            <text:p>Rule <text:s text:c="8"/><text:s text:c="8"/>6</text:p>
            <text:p/>
            <text:p>Dear <text:s text:c="8"/><text:s text:c="7"/>6</text:p>
            <text:p/>
            <text:p/>
          </draw:text-box>
        </draw:frame>
        <draw:frame draw:style-name="gr9" draw:layer="layout" svg:width="5.334cm" svg:height="1.143cm" svg:x="2.524cm" svg:y="12.811cm">
          <draw:text-box>
            <text:p>Drale<text:tab/><text:tab/> 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rongWord" style:family="graphic" style:parent-style-name="text">
      <style:text-properties fo:color="#ff3333" style:text-line-through-style="solid" style:text-line-through-type="double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4:40:59.275971705</meta:creation-date>
    <dc:date>2018-04-07T14:48:32.921397340</dc:date>
    <meta:editing-duration>PT7M33S</meta:editing-duration>
    <meta:editing-cycles>1</meta:editing-cycles>
    <meta:generator>LibreOffice/5.1.6.2$Linux_X86_64 LibreOffice_project/10m0$Build-2</meta:generator>
    <meta:document-statistic meta:object-count="9"/>
  </office:meta>
</office:document-meta>
</file>